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0pt" officeooo:rsid="001a3b4c" officeooo:paragraph-rsid="001a3b4c" style:font-size-asian="26.25pt" style:font-size-complex="3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 <text:tab/><text:tab/><text:tab/>prénom : <text:tab/><text:tab/><text:tab/>classe :</text:p>
      <text:p text:style-name="P1">1) Donner le nom :</text:p>
      <text:p text:style-name="P1">- d'un générateur</text:p>
      <text:p text:style-name="P1">- d'un récepteur</text:p>
      <text:p text:style-name="P1">- d'un connecteur</text:p>
      <text:p text:style-name="P1">2) Quel condition doit être vérifié pour qu'on ait un circuit électrique</text:p>
      <text:p text:style-name="P1">3) Quel est le nom des plaques de métal qui sortent d'une pile plate ?</text:p>
      <text:p text:style-name="P1">4) Qu'est-ce qu'un dipôle 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9:12:34.723000000</meta:creation-date>
    <dc:date>2021-09-22T12:34:12.790000000</dc:date>
    <meta:editing-duration>PT3H6M28S</meta:editing-duration>
    <meta:editing-cycles>1</meta:editing-cycles>
    <meta:generator>LibreOffice/7.2.1.2$Linux_X86_64 LibreOffice_project/20$Build-2</meta:generator>
    <meta:document-statistic meta:table-count="0" meta:image-count="0" meta:object-count="0" meta:page-count="1" meta:paragraph-count="8" meta:word-count="52" meta:character-count="266" meta:non-whitespace-character-count="216"/>
  </office:meta>
</office:document-meta>
</file>